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038" officeooo:paragraph-rsid="00055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</text:p>
      <text:p text:style-name="P1">- Models</text:p>
      <text:p text:style-name="P1">- Backend-API</text:p>
      <text:p text:style-name="P1">- Validations</text:p>
      <text:p text:style-name="P1">- Event-Control</text:p>
      <text:p text:style-name="P1">- Utility-Functions</text:p>
      <text:p text:style-name="P1"/>
      <text:p text:style-name="P1"/>
      <text:p text:style-name="P1">Components</text:p>
      <text:p text:style-name="P1">- Reusable code</text:p>
      <text:p text:style-name="P1">- 3rd Party Libs</text:p>
      <text:p text:style-name="P1"/>
      <text:p text:style-name="P1"/>
      <text:p text:style-name="P1"/>
      <text:p text:style-name="P1">Pages</text:p>
      <text:p text:style-name="P1">- Put together Core and Components</text:p>
      <text:p text:style-name="P1">- Page-Log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09:44:03.438389568</meta:creation-date>
    <dc:date>2014-11-08T10:19:39.302767033</dc:date>
    <meta:editing-duration>PT20M25S</meta:editing-duration>
    <meta:editing-cycles>1</meta:editing-cycles>
    <meta:document-statistic meta:table-count="0" meta:image-count="0" meta:object-count="0" meta:page-count="1" meta:paragraph-count="12" meta:word-count="28" meta:character-count="163" meta:non-whitespace-character-count="147"/>
    <meta:generator>LibreOffice/4.2.7.2$Linux_X86_64 LibreOffice_project/420m0$Build-2</meta:generator>
  </office:meta>
</office:document-meta>
</file>